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21409a" fo:font-size="15pt" officeooo:rsid="000750cc" officeooo:paragraph-rsid="000750cc" style:font-size-asian="15pt" style:font-size-complex="15pt"/>
    </style:style>
    <style:style style:name="P2" style:family="paragraph" style:parent-style-name="Standard">
      <style:paragraph-properties style:line-height-at-least="0.402cm"/>
      <style:text-properties fo:color="#000000" style:font-name="Droid Sans Mono" fo:font-size="8.39999961853027pt" fo:font-weight="normal" fo:background-color="#fffffe"/>
    </style:style>
    <style:style style:name="P3" style:family="paragraph" style:parent-style-name="Standard">
      <style:paragraph-properties style:line-height-at-least="0.402cm"/>
      <style:text-properties fo:color="#000000" style:font-name="Droid Sans Mono" fo:font-size="11pt" fo:font-weight="normal" fo:background-color="#fffffe" style:font-size-asian="11pt" style:font-size-complex="11pt"/>
    </style:style>
    <style:style style:name="P4" style:family="paragraph" style:parent-style-name="Standard">
      <style:paragraph-properties style:line-height-at-least="0.402cm"/>
      <style:text-properties fo:color="#000000" style:font-name="Droid Sans Mono" fo:font-size="11pt" fo:font-weight="normal" fo:background-color="#fff200" style:font-size-asian="11pt" style:font-size-complex="11pt"/>
    </style:style>
    <style:style style:name="P5" style:family="paragraph" style:parent-style-name="Standard">
      <style:paragraph-properties style:line-height-at-least="0.402cm"/>
      <style:text-properties fo:color="#000000" style:font-name="Droid Sans Mono" fo:font-size="12pt" fo:font-weight="normal" fo:background-color="#fffffe" style:font-size-asian="12pt" style:font-size-complex="12pt"/>
    </style:style>
    <style:style style:name="P6" style:family="paragraph" style:parent-style-name="Standard">
      <style:text-properties fo:color="#000000" style:font-name="Droid Sans Mono" fo:font-size="12pt" fo:font-weight="normal" officeooo:rsid="000750cc" officeooo:paragraph-rsid="000750cc" fo:background-color="#fffffe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style:font-name="Droid Sans Mono" fo:font-size="12pt" fo:font-weight="normal" fo:background-color="#fff200" style:font-size-asian="12pt" style:font-size-complex="12pt"/>
    </style:style>
    <style:style style:name="P8" style:family="paragraph" style:parent-style-name="Standard">
      <style:paragraph-properties style:line-height-at-least="0.402cm"/>
      <style:text-properties fo:color="#000000" fo:font-size="11pt" fo:background-color="#fffffe" style:font-size-asian="11pt" style:font-size-complex="11pt"/>
    </style:style>
    <style:style style:name="P9" style:family="paragraph" style:parent-style-name="Standard">
      <style:text-properties officeooo:rsid="000591f4" officeooo:paragraph-rsid="000591f4"/>
    </style:style>
    <style:style style:name="P10" style:family="paragraph" style:parent-style-name="Standard">
      <style:text-properties officeooo:rsid="000750cc" officeooo:paragraph-rsid="000750cc"/>
    </style:style>
    <style:style style:name="P11" style:family="paragraph" style:parent-style-name="Standard">
      <style:paragraph-properties style:line-height-at-least="0.402cm"/>
      <style:text-properties fo:color="#aaaaaa" style:font-name="Droid Sans Mono" fo:font-size="11pt" fo:font-weight="normal" fo:background-color="#fffffe" style:font-size-asian="11pt" style:font-size-complex="11pt"/>
    </style:style>
    <style:style style:name="P12" style:family="paragraph" style:parent-style-name="Standard">
      <style:paragraph-properties style:line-height-at-least="0.402cm"/>
      <style:text-properties fo:color="#aaaaaa" style:font-name="Droid Sans Mono" fo:font-size="11pt" fo:font-weight="normal" fo:background-color="#fff200" style:font-size-asian="11pt" style:font-size-complex="11pt"/>
    </style:style>
    <style:style style:name="P13" style:family="paragraph" style:parent-style-name="Standard">
      <style:paragraph-properties style:line-height-at-least="0.402cm"/>
      <style:text-properties fo:color="#aaaaaa" style:font-name="Droid Sans Mono" fo:font-size="12pt" fo:font-weight="normal" fo:background-color="#fffffe" style:font-size-asian="12pt" style:font-size-complex="12pt"/>
    </style:style>
    <style:style style:name="P14" style:family="paragraph" style:parent-style-name="Standard">
      <style:paragraph-properties style:line-height-at-least="0.402cm"/>
      <style:text-properties fo:color="#aaaaaa" style:font-name="Droid Sans Mono" fo:font-size="12pt" fo:font-weight="normal" officeooo:paragraph-rsid="000750cc" fo:background-color="#fffffe" style:font-size-asian="12pt" style:font-size-complex="12pt"/>
    </style:style>
    <style:style style:name="P15" style:family="paragraph" style:parent-style-name="Standard">
      <style:paragraph-properties style:line-height-at-least="0.402cm"/>
      <style:text-properties fo:color="#aaaaaa" style:font-name="Droid Sans Mono" fo:font-size="12pt" fo:font-weight="normal" fo:background-color="#fff200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color="#aaaaaa" fo:font-size="11pt" fo:background-color="#fffffe" style:font-size-asian="11pt" style:font-size-complex="11pt"/>
    </style:style>
    <style:style style:name="P17" style:family="paragraph" style:parent-style-name="Standard">
      <style:paragraph-properties style:line-height-at-least="0.402cm"/>
      <style:text-properties fo:font-size="8.39999961853027pt"/>
    </style:style>
    <style:style style:name="P18" style:family="paragraph" style:parent-style-name="Standard">
      <style:paragraph-properties style:line-height-at-least="0.402cm"/>
      <style:text-properties fo:font-size="11pt" style:font-size-asian="11pt" style:font-size-complex="11pt"/>
    </style:style>
    <style:style style:name="P19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font-size="12pt" fo:background-color="#fff200" style:font-size-asian="12pt" style:font-size-complex="12pt"/>
    </style:style>
    <style:style style:name="P21" style:family="paragraph" style:parent-style-name="Standard">
      <style:text-properties fo:font-size="14pt" officeooo:rsid="000591f4" officeooo:paragraph-rsid="000591f4" style:font-size-asian="14pt" style:font-size-complex="14pt"/>
    </style:style>
    <style:style style:name="P22" style:family="paragraph" style:parent-style-name="Standard">
      <style:text-properties fo:font-size="14pt" officeooo:rsid="000b8746" officeooo:paragraph-rsid="000b8746" style:font-size-asian="14pt" style:font-size-complex="14pt"/>
    </style:style>
    <style:style style:name="P23" style:family="paragraph" style:parent-style-name="Standard">
      <style:paragraph-properties style:line-height-at-least="0.402cm"/>
      <style:text-properties fo:color="#0000ff" style:font-name="Droid Sans Mono" fo:font-size="12pt" fo:font-weight="normal" fo:background-color="#fffffe" style:font-size-asian="12pt" style:font-size-complex="12pt"/>
    </style:style>
    <style:style style:name="P24" style:family="paragraph" style:parent-style-name="Standard">
      <style:paragraph-properties fo:margin-top="0cm" fo:margin-bottom="0.499cm" loext:contextual-spacing="false" style:line-height-at-least="0.402cm"/>
      <style:text-properties fo:font-size="12pt" fo:background-color="#fff200" style:font-size-asian="12pt" style:font-size-complex="12pt"/>
    </style:style>
    <style:style style:name="P25" style:family="paragraph" style:parent-style-name="Standard">
      <style:paragraph-properties fo:margin-top="0cm" fo:margin-bottom="0.499cm" loext:contextual-spacing="false" style:line-height-at-least="0.402cm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page"/>
      <style:text-properties officeooo:rsid="000750cc" officeooo:paragraph-rsid="000750cc"/>
    </style:style>
    <style:style style:name="P27" style:family="paragraph" style:parent-style-name="Standard">
      <style:paragraph-properties fo:break-before="page"/>
      <style:text-properties fo:font-size="14pt" officeooo:rsid="000750cc" officeooo:paragraph-rsid="000750cc" style:font-size-asian="14pt" style:font-size-complex="14pt"/>
    </style:style>
    <style:style style:name="P28" style:family="paragraph" style:parent-style-name="Standard">
      <style:paragraph-properties style:line-height-at-least="0.402cm" fo:break-before="page"/>
      <style:text-properties fo:color="#000000" style:font-name="Droid Sans Mono" fo:font-size="14pt" fo:font-weight="normal" officeooo:rsid="000750cc" officeooo:paragraph-rsid="000aa924" fo:background-color="#fffffe" style:font-size-asian="14pt" style:font-size-complex="14pt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weight="normal"/>
    </style:style>
    <style:style style:name="T3" style:family="text">
      <style:text-properties fo:color="#000000" style:font-name="Droid Sans Mono" fo:font-weight="normal" fo:background-color="#fffffe" loext:char-shading-value="0"/>
    </style:style>
    <style:style style:name="T4" style:family="text">
      <style:text-properties fo:color="#a31515"/>
    </style:style>
    <style:style style:name="T5" style:family="text">
      <style:text-properties fo:color="#a31515" style:font-name="Droid Sans Mono" fo:font-weight="normal"/>
    </style:style>
    <style:style style:name="T6" style:family="text">
      <style:text-properties fo:color="#09885a"/>
    </style:style>
    <style:style style:name="T7" style:family="text">
      <style:text-properties fo:color="#09885a" style:font-name="Droid Sans Mono" fo:font-weight="normal"/>
    </style:style>
    <style:style style:name="T8" style:family="text">
      <style:text-properties fo:color="#ff69b4"/>
    </style:style>
    <style:style style:name="T9" style:family="text">
      <style:text-properties fo:color="#ff69b4" style:font-name="Droid Sans Mono" fo:font-weight="normal"/>
    </style:style>
    <style:style style:name="T10" style:family="text">
      <style:text-properties style:font-name="Droid Sans Mono" fo:font-weight="normal"/>
    </style:style>
    <style:style style:name="T11" style:family="text">
      <style:text-properties fo:color="#aaaaaa"/>
    </style:style>
    <style:style style:name="T12" style:family="text">
      <style:text-properties fo:color="#aaaaaa" style:font-name="Droid Sans Mono" fo:font-weight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090218"/>
    </style:style>
    <style:style style:name="T15" style:family="text">
      <style:text-properties officeooo:rsid="000aa9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Obs.: As respostas estão em destaque em amarelo, botei toda a função para ficar mais fácil o teste. Somente a 3 que não consegui implementar em recursão.</text:p>
      <text:p text:style-name="P21"/>
      <text:p text:style-name="P21"/>
      <text:p text:style-name="P21">Questão 1 </text:p>
      <text:p text:style-name="P9"/>
      <text:p text:style-name="P5"><text:span text:style-name="T1">#include</text:span> <text:span text:style-name="T1">&lt;</text:span><text:span text:style-name="T4">stdio.h</text:span><text:span text:style-name="T1">&gt;</text:span></text:p>
      <text:p text:style-name="P13">/*Função recursiva de encontrar o maior inteiro*/</text:p>
      <text:p text:style-name="P7"><text:span text:style-name="T1">int</text:span> recursive_major_digit(<text:span text:style-name="T1">int</text:span> num) {</text:p>
      <text:p text:style-name="P7"><text:span text:style-name="T1">int</text:span> num_1 = num%<text:span text:style-name="T6">10</text:span>;</text:p>
      <text:p text:style-name="P7"><text:span text:style-name="T1">int</text:span> num_2 = num/<text:span text:style-name="T6">10</text:span>;</text:p>
      <text:p text:style-name="P15">/*caso base */</text:p>
      <text:p text:style-name="P7"><text:span text:style-name="T1">if</text:span> (num_2 == <text:span text:style-name="T6">0</text:span>) { </text:p>
      <text:p text:style-name="P7"><text:span text:style-name="T1">return</text:span> num_1;</text:p>
      <text:p text:style-name="P7">}</text:p>
      <text:p text:style-name="P13">/*chama a recursão para encontrar o maior digito*/</text:p>
      <text:p text:style-name="P5"><text:span text:style-name="T1">int</text:span> num_3 = recursive_major_digit(num_2);</text:p>
      <text:p text:style-name="P19"/>
      <text:p text:style-name="P5"><text:span text:style-name="T1">return</text:span> num_1 &gt; num_3 ? num_1 : num_3;</text:p>
      <text:p text:style-name="P5">}</text:p>
      <text:p text:style-name="P13">/*Função principal*/</text:p>
      <text:p text:style-name="P5"><text:span text:style-name="T1">int</text:span> main(<text:span text:style-name="T1">void</text:span>) {</text:p>
      <text:p text:style-name="P5"><text:span text:style-name="T1">int</text:span> n;</text:p>
      <text:p text:style-name="P5">scanf(<text:span text:style-name="T4">"%d"</text:span>, &amp;n);</text:p>
      <text:p text:style-name="P5">printf(<text:span text:style-name="T4">"%d</text:span><text:span text:style-name="T8">\n</text:span><text:span text:style-name="T4">"</text:span>, recursive_major_digit(n));</text:p>
      <text:p text:style-name="P5"><text:span text:style-name="T1">return</text:span> <text:span text:style-name="T6">0</text:span>;</text:p>
      <text:p text:style-name="P5">}</text:p>
      <text:p text:style-name="P13">/*</text:p>
      <text:p text:style-name="P13">Entrada</text:p>
      <text:p text:style-name="P13">Basta digitar m valor inteiro</text:p>
      <text:p text:style-name="P14">como </text:p>
      <text:p text:style-name="P14">678950</text:p>
      <text:p text:style-name="P19"/>
      <text:p text:style-name="P13">Saida</text:p>
      <text:p text:style-name="P13">9</text:p>
      <text:p text:style-name="P19"/>
      <text:p text:style-name="P13">*/</text:p>
      <text:p text:style-name="P2"><text:span text:style-name="T1"/></text:p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3"/></text:p>
      <text:p text:style-name="P26"><text:span text:style-name="T13">Questão 2 </text:span></text:p>
      <text:p text:style-name="P10"/>
      <text:p text:style-name="P3"><text:span text:style-name="T1">#include</text:span> <text:span text:style-name="T1">&lt;</text:span><text:span text:style-name="T4">stdio.h</text:span><text:span text:style-name="T1">&gt;</text:span></text:p>
      <text:p text:style-name="P3"><text:span text:style-name="T1">#include</text:span> <text:span text:style-name="T1">&lt;</text:span><text:span text:style-name="T4">stdlib.h</text:span><text:span text:style-name="T1">&gt;</text:span></text:p>
      <text:p text:style-name="P18"/>
      <text:p text:style-name="P4"><text:span text:style-name="T1">void</text:span> recursive_insertion_sort(<text:span text:style-name="T1">int</text:span>* <text:span text:style-name="T1">array</text:span>, <text:span text:style-name="T1">int</text:span> size) </text:p>
      <text:p text:style-name="P4">{ </text:p>
      <text:p text:style-name="P12">// Caso Base </text:p>
      <text:p text:style-name="P4"><text:span text:style-name="T1">if</text:span> (size &lt;= <text:span text:style-name="T6">1</text:span>) </text:p>
      <text:p text:style-name="P4"><text:span text:style-name="T1">return</text:span>; </text:p>
      <text:p text:style-name="P12">// Sorteia os n-1 elementos</text:p>
      <text:p text:style-name="P4">recursive_insertion_sort( <text:span text:style-name="T1">array</text:span>, size-<text:span text:style-name="T6">1</text:span> ); </text:p>
      <text:p text:style-name="P12">// Insere o último elemento na posição correta</text:p>
      <text:p text:style-name="P12">// no array classificado.</text:p>
      <text:p text:style-name="P4"><text:span text:style-name="T1">int</text:span> last = <text:span text:style-name="T1">array</text:span>[size-<text:span text:style-name="T6">1</text:span>]; </text:p>
      <text:p text:style-name="P4"><text:span text:style-name="T1">int</text:span> j = size-<text:span text:style-name="T6">2</text:span>; </text:p>
      <text:p text:style-name="P12">/* Move elementos do array, que são</text:p>
      <text:p text:style-name="P12">maior que a chave, para uma posição à frente</text:p>
      <text:p text:style-name="P12">de sua posição atual */</text:p>
      <text:p text:style-name="P4"><text:span text:style-name="T1">while</text:span> (j &gt;= <text:span text:style-name="T6">0</text:span> &amp;&amp; <text:span text:style-name="T1">array</text:span>[j] &gt; last) </text:p>
      <text:p text:style-name="P4">{ </text:p>
      <text:p text:style-name="P4"><text:span text:style-name="T1">array</text:span>[j+<text:span text:style-name="T6">1</text:span>] = <text:span text:style-name="T1">array</text:span>[j]; </text:p>
      <text:p text:style-name="P4">j--; </text:p>
      <text:p text:style-name="P4">} </text:p>
      <text:p text:style-name="P4"><text:span text:style-name="T1">array</text:span>[j+<text:span text:style-name="T6">1</text:span>] = last; </text:p>
      <text:p text:style-name="P4">} </text:p>
      <text:p text:style-name="P18"/>
      <text:p text:style-name="P11">/*Imprime o vetor do insertion*/</text:p>
      <text:p text:style-name="P3"><text:span text:style-name="T1">void</text:span> print_array(<text:span text:style-name="T1">int</text:span>* <text:span text:style-name="T1">array</text:span>, <text:span text:style-name="T1">int</text:span> size){</text:p>
      <text:p text:style-name="P3"><text:span text:style-name="T1">for</text:span>(<text:span text:style-name="T1">int</text:span> i = <text:span text:style-name="T6">0</text:span>; i &lt; size; i++){</text:p>
      <text:p text:style-name="P8">    <text:span text:style-name="T10">printf(</text:span><text:span text:style-name="T5">"%d "</text:span><text:span text:style-name="T10">, </text:span><text:span text:style-name="T2">array</text:span><text:span text:style-name="T10">[i]);</text:span></text:p>
      <text:p text:style-name="P8">  <text:span text:style-name="T10">}</text:span></text:p>
      <text:p text:style-name="P8">  <text:span text:style-name="T10">printf(</text:span><text:span text:style-name="T5">"</text:span><text:span text:style-name="T9">\n</text:span><text:span text:style-name="T5">"</text:span><text:span text:style-name="T10">);</text:span></text:p>
      <text:p text:style-name="P3">}</text:p>
      <text:p text:style-name="P18"/>
      <text:p text:style-name="P11">/*Função principal*/</text:p>
      <text:p text:style-name="P3"><text:span text:style-name="T1">int</text:span> main (<text:span text:style-name="T1">void</text:span>){</text:p>
      <text:p text:style-name="P8">  <text:span text:style-name="T2">int</text:span><text:span text:style-name="T10"> size, value, *</text:span><text:span text:style-name="T2">array</text:span><text:span text:style-name="T10">;</text:span></text:p>
      <text:p text:style-name="P8">  <text:span text:style-name="T12">// Insira primeiro a quantidade de itens a lista, depois os valores na linha de baixo</text:span></text:p>
      <text:p text:style-name="P8">  <text:span text:style-name="T2">while</text:span><text:span text:style-name="T10">(scanf(</text:span><text:span text:style-name="T5">"%d"</text:span><text:span text:style-name="T10">, &amp;size) != EOF){</text:span></text:p>
      <text:p text:style-name="P8">   <text:span text:style-name="T2">array</text:span><text:span text:style-name="T10"> = malloc (size * </text:span><text:span text:style-name="T2">sizeof</text:span><text:span text:style-name="T10"> (</text:span><text:span text:style-name="T2">int</text:span><text:span text:style-name="T10">));</text:span></text:p>
      <text:p text:style-name="P8">    <text:span text:style-name="T2">for</text:span><text:span text:style-name="T10">(</text:span><text:span text:style-name="T2">int</text:span><text:span text:style-name="T10"> i = </text:span><text:span text:style-name="T7">0</text:span><text:span text:style-name="T10">; i &lt; size; i++){</text:span></text:p>
      <text:p text:style-name="P8">      <text:span text:style-name="T10">scanf(</text:span><text:span text:style-name="T5">"%d"</text:span><text:span text:style-name="T10">, &amp;value);</text:span></text:p>
      <text:p text:style-name="P8">      <text:span text:style-name="T2">array</text:span><text:span text:style-name="T10">[i] = value;</text:span></text:p>
      <text:p text:style-name="P8">    <text:span text:style-name="T10">}</text:span></text:p>
      <text:p text:style-name="P8">    <text:span text:style-name="T10">print_array(</text:span><text:span text:style-name="T2">array</text:span><text:span text:style-name="T10">, size);</text:span></text:p>
      <text:p text:style-name="P3">recursive_insertion_sort(<text:span text:style-name="T1">array</text:span>, size);</text:p>
      <text:p text:style-name="P8">    <text:span text:style-name="T10">print_array(</text:span><text:span text:style-name="T2">array</text:span><text:span text:style-name="T10">, size); </text:span></text:p>
      <text:p text:style-name="P8">    <text:span text:style-name="T10">free(</text:span><text:span text:style-name="T2">array</text:span><text:span text:style-name="T10">);</text:span></text:p>
      <text:p text:style-name="P8">  <text:span text:style-name="T10">}</text:span></text:p>
      <text:p text:style-name="P8"> <text:span text:style-name="T2">return</text:span><text:span text:style-name="T10"> </text:span><text:span text:style-name="T7">0</text:span><text:span text:style-name="T10">;</text:span></text:p>
      <text:p text:style-name="P3">}</text:p>
      <text:p text:style-name="P11">/*</text:p>
      <text:p text:style-name="P11">Exemplo de inserção</text:p>
      <text:p text:style-name="P11">10</text:p>
      <text:p text:style-name="P11">5 4 3 6 90 10 45 78 50 12</text:p>
      <text:p text:style-name="P18"/>
      <text:p text:style-name="P11">Saída (consiste do vetor normal e depois da saida reranjada)</text:p>
      <text:p text:style-name="P11">5 4 3 6 90 10 45 78 50 12 </text:p>
      <text:p text:style-name="P11">3 4 5 6 10 12 45 50 78 90 </text:p>
      <text:p text:style-name="P16">  </text:p>
      <text:p text:style-name="P11">*/</text:p>
      <text:p text:style-name="P3"/>
      <text:p text:style-name="P10"/>
      <text:p text:style-name="P27">Questão 3</text:p>
      <text:p text:style-name="P6"><text:span text:style-name="T1">#include</text:span> <text:span text:style-name="T1">&lt;</text:span><text:span text:style-name="T4">stdio.h</text:span><text:span text:style-name="T1">&gt;</text:span></text:p>
      <text:p text:style-name="P5"><text:span text:style-name="T1">#include</text:span> <text:span text:style-name="T1">&lt;</text:span><text:span text:style-name="T4">stdlib.h</text:span><text:span text:style-name="T1">&gt;</text:span></text:p>
      <text:p text:style-name="P19"/>
      <text:p text:style-name="P5"><text:span text:style-name="T1">struct</text:span> cel {</text:p>
      <text:p text:style-name="P5"><text:span text:style-name="T1">int</text:span> chave;</text:p>
      <text:p text:style-name="P5"><text:span text:style-name="T1">struct</text:span> cel *prox;</text:p>
      <text:p text:style-name="P5">};</text:p>
      <text:p text:style-name="P5"><text:span text:style-name="T1">typedef</text:span> <text:span text:style-name="T1">struct</text:span> cel no;</text:p>
      <text:p text:style-name="P19"/>
      <text:p text:style-name="P5"><text:span text:style-name="T1">struct</text:span> lista {</text:p>
      <text:p text:style-name="P5">no* inicio;</text:p>
      <text:p text:style-name="P5">};</text:p>
      <text:p text:style-name="P5"><text:span text:style-name="T1">typedef</text:span> <text:span text:style-name="T1">struct</text:span> lista lista;</text:p>
      <text:p text:style-name="P19"/>
      <text:p text:style-name="P7">no* menorElemento (lista* L){</text:p>
      <text:p text:style-name="P7">L = L-&gt;prox; </text:p>
      <text:p text:style-name="P7"><text:span text:style-name="T1">int</text:span> menor_valor = L-&gt;chave;</text:p>
      <text:p text:style-name="P7"><text:span text:style-name="T1">while</text:span> (L != NULL) { </text:p>
      <text:p text:style-name="P7"><text:span text:style-name="T1">if</text:span> (menor_valor &gt; L-&gt;chave) {</text:p>
      <text:p text:style-name="P7">menor_valor = L-&gt;chave; </text:p>
      <text:p text:style-name="P7">}</text:p>
      <text:p text:style-name="P7">L = L-&gt;prox; </text:p>
      <text:p text:style-name="P7">} </text:p>
      <text:p text:style-name="P7"><text:span text:style-name="T1">return</text:span> menor_valor; </text:p>
      <text:p text:style-name="P7">}</text:p>
      <text:p text:style-name="P2"/>
      <text:p text:style-name="P2"/>
      <text:p text:style-name="P28">Questão <text:span text:style-name="T15">4</text:span></text:p>
      <text:p text:style-name="P6"><text:span text:style-name="T1">#include</text:span> <text:span text:style-name="T1">&lt;</text:span><text:span text:style-name="T4">stdio.h</text:span><text:span text:style-name="T1">&gt;</text:span></text:p>
      <text:p text:style-name="P5"><text:span text:style-name="T1">#include</text:span> <text:span text:style-name="T1">&lt;</text:span><text:span text:style-name="T4">stdlib.h</text:span><text:span text:style-name="T1">&gt;</text:span></text:p>
      <text:p text:style-name="P19"/>
      <text:p text:style-name="P13">// Estruturas</text:p>
      <text:p text:style-name="P7"><text:span text:style-name="T1">struct</text:span> node{</text:p>
      <text:p text:style-name="P7"><text:span text:style-name="T1">int</text:span> key;</text:p>
      <text:p text:style-name="P7"><text:span text:style-name="T1">struct</text:span> node *left, *right;</text:p>
      <text:p text:style-name="P20"/>
      <text:p text:style-name="P7">};</text:p>
      <text:p text:style-name="P7"><text:span text:style-name="T1">typedef</text:span> <text:span text:style-name="T1">struct</text:span> node Node;</text:p>
      <text:p text:style-name="P15">// estrutura para usar um booleano</text:p>
      <text:p text:style-name="P7"><text:span text:style-name="T1">typedef</text:span> <text:span text:style-name="T1">enum</text:span> {<text:span text:style-name="T1">false</text:span>, <text:span text:style-name="T1">true</text:span>} <text:span text:style-name="T1">bool</text:span>;</text:p>
      <text:p text:style-name="P24"/>
      <text:p text:style-name="P7"><text:span text:style-name="T1">int</text:span> is_binary(Node *root) {</text:p>
      <text:p text:style-name="P7"><text:span text:style-name="T1">return</text:span> (!root-&gt;right &amp;&amp; !root-&gt;left)</text:p>
      <text:p text:style-name="P7">|| (root-&gt;right &amp;&amp; root-&gt;left &amp;&amp; is_binary(root-&gt;left) &amp;&amp; is_binary(root-&gt;right));</text:p>
      <text:p text:style-name="P7">}</text:p>
      <text:p text:style-name="P25"/>
      <text:p text:style-name="P13">//Criação da ABB</text:p>
      <text:p text:style-name="P19"/>
      <text:p text:style-name="P5">Node *newNode(<text:span text:style-name="T1">int</text:span> item){</text:p>
      <text:p text:style-name="P5">Node* temp = (Node*)malloc((<text:span text:style-name="T1">sizeof</text:span>(Node)));</text:p>
      <text:p text:style-name="P5">temp-&gt;key = item;</text:p>
      <text:p text:style-name="P5">temp-&gt;left = temp-&gt;right = NULL;</text:p>
      <text:p text:style-name="P5"><text:span text:style-name="T1">return</text:span> temp;</text:p>
      <text:p text:style-name="P5">}</text:p>
      <text:p text:style-name="P13">// imprime inordem</text:p>
      <text:p text:style-name="P5"><text:span text:style-name="T1">void</text:span> inOrder(Node *root) </text:p>
      <text:p text:style-name="P5">{ </text:p>
      <text:p text:style-name="P5"><text:span text:style-name="T1">if</text:span> (root != NULL) </text:p>
      <text:p text:style-name="P5">{ </text:p>
      <text:p text:style-name="P5">inOrder(root-&gt;left); </text:p>
      <text:p text:style-name="P5">printf(<text:span text:style-name="T4">"%d "</text:span>, root-&gt;key); </text:p>
      <text:p text:style-name="P5">inOrder(root-&gt;right); </text:p>
      <text:p text:style-name="P5">} </text:p>
      <text:p text:style-name="P5">} </text:p>
      <text:p text:style-name="P13">// imprime pre ordem</text:p>
      <text:p text:style-name="P5"><text:span text:style-name="T1">void</text:span> preOrder(Node *root) </text:p>
      <text:p text:style-name="P5">{ </text:p>
      <text:p text:style-name="P5"><text:span text:style-name="T1">if</text:span> (root != NULL) </text:p>
      <text:p text:style-name="P5">{ </text:p>
      <text:p text:style-name="P5">printf(<text:span text:style-name="T4">"%d "</text:span>, root-&gt;key); </text:p>
      <text:p text:style-name="P5">preOrder(root-&gt;left); </text:p>
      <text:p text:style-name="P5">preOrder(root-&gt;right); </text:p>
      <text:p text:style-name="P5">} </text:p>
      <text:p text:style-name="P5">} </text:p>
      <text:p text:style-name="P13">//imprime pos ordem</text:p>
      <text:p text:style-name="P5"><text:span text:style-name="T1">void</text:span> posOrder(Node *root) </text:p>
      <text:p text:style-name="P5">{ </text:p>
      <text:p text:style-name="P5"><text:span text:style-name="T1">if</text:span> (root != NULL) </text:p>
      <text:p text:style-name="P5">{ </text:p>
      <text:p text:style-name="P5">posOrder(root-&gt;left); </text:p>
      <text:p text:style-name="P5">posOrder(root-&gt;right); </text:p>
      <text:p text:style-name="P5">printf(<text:span text:style-name="T4">"%d "</text:span>, root-&gt;key); </text:p>
      <text:p text:style-name="P5">} </text:p>
      <text:p text:style-name="P5">} </text:p>
      <text:p text:style-name="P19"/>
      <text:p text:style-name="P13">//inserção dos nós na ABB</text:p>
      <text:p text:style-name="P19"/>
      <text:p text:style-name="P5">Node* insert(Node* no, <text:span text:style-name="T1">int</text:span> key){</text:p>
      <text:p text:style-name="P13">//Se esta vazio retorna new Node</text:p>
      <text:p text:style-name="P5"><text:span text:style-name="T1">if</text:span>(no == NULL)</text:p>
      <text:p text:style-name="P5"><text:span text:style-name="T1">return</text:span> newNode(key);</text:p>
      <text:p text:style-name="P13">// senãão vai inserir o no na esquerda</text:p>
      <text:p text:style-name="P5"><text:span text:style-name="T1">if</text:span> (key&lt;no-&gt;key)</text:p>
      <text:p text:style-name="P5">no-&gt;left = insert(no-&gt;left, key);</text:p>
      <text:p text:style-name="P13">//senao insere na direita</text:p>
      <text:p text:style-name="P5"><text:span text:style-name="T1">else</text:span> <text:span text:style-name="T1">if</text:span>(key &gt; no-&gt;key)</text:p>
      <text:p text:style-name="P5">no-&gt;right = insert(no-&gt;right, key);</text:p>
      <text:p text:style-name="P13">//retorna no do ponteiro</text:p>
      <text:p text:style-name="P5"><text:span text:style-name="T1">return</text:span> no;</text:p>
      <text:p text:style-name="P5">}</text:p>
      <text:p text:style-name="P19"/>
      <text:p text:style-name="P13">// busca</text:p>
      <text:p text:style-name="P19"/>
      <text:p text:style-name="P5">Node* search(Node *root, <text:span text:style-name="T1">int</text:span> key)</text:p>
      <text:p text:style-name="P5">{</text:p>
      <text:p text:style-name="P5"><text:span text:style-name="T1">if</text:span>(root == NULL || root-&gt;key == key) <text:span text:style-name="T11">//if root-&gt;data is x then the element is found</text:span></text:p>
      <text:p text:style-name="P5"><text:span text:style-name="T1">return</text:span> root;</text:p>
      <text:p text:style-name="P5"><text:span text:style-name="T1">else</text:span> <text:span text:style-name="T1">if</text:span>(key &gt; root-&gt;key ) <text:span text:style-name="T11">// x is greater, so we will search the right subtree</text:span></text:p>
      <text:p text:style-name="P5"><text:span text:style-name="T1">return</text:span> search(root-&gt;right, key);</text:p>
      <text:p text:style-name="P5"><text:span text:style-name="T1">else</text:span> <text:span text:style-name="T11">//x is smaller than the data, so we will search the left subtree</text:span></text:p>
      <text:p text:style-name="P5"><text:span text:style-name="T1">return</text:span> search(root-&gt;left,key);</text:p>
      <text:p text:style-name="P5">}</text:p>
      <text:p text:style-name="P25"/>
      <text:p text:style-name="P13">// min value</text:p>
      <text:p text:style-name="P5"><text:soft-page-break/>Node* minValueNode(Node* node){</text:p>
      <text:p text:style-name="P5">Node* current = node;</text:p>
      <text:p text:style-name="P13">// loop para encontrar o menor item</text:p>
      <text:p text:style-name="P5"><text:span text:style-name="T1">while</text:span>(current &amp;&amp; current-&gt;left != NULL)</text:p>
      <text:p text:style-name="P5">current = current-&gt;left;</text:p>
      <text:p text:style-name="P5"><text:span text:style-name="T1">return</text:span> current;</text:p>
      <text:p text:style-name="P5">}</text:p>
      <text:p text:style-name="P25"/>
      <text:p text:style-name="P13">// deletar no </text:p>
      <text:p text:style-name="P5">Node* deleteNode(Node* root, <text:span text:style-name="T1">int</text:span> key){</text:p>
      <text:p text:style-name="P13">// caso base</text:p>
      <text:p text:style-name="P5"><text:span text:style-name="T1">if</text:span>(root == NULL){</text:p>
      <text:p text:style-name="P5"><text:span text:style-name="T1">return</text:span> NULL;</text:p>
      <text:p text:style-name="P5">}</text:p>
      <text:p text:style-name="P13">//if(search(root,key)) return NULL;</text:p>
      <text:p text:style-name="P13">// Se a chave a ser excluída for menor que a chave da raiz, então fica na sub-árvore esquerda</text:p>
      <text:p text:style-name="P5"><text:span text:style-name="T1">if</text:span> (key &lt; root-&gt;key){</text:p>
      <text:p text:style-name="P5">root-&gt;left = deleteNode(root-&gt;left, key);</text:p>
      <text:p text:style-name="P5">}</text:p>
      <text:p text:style-name="P13">// Se a chave a ser excluída for maior que a chave da raiz, então está na sub-árvore direita</text:p>
      <text:p text:style-name="P5"><text:span text:style-name="T1">else</text:span> <text:span text:style-name="T1">if</text:span> (key &gt; root-&gt;key){</text:p>
      <text:p text:style-name="P5">root-&gt;right = deleteNode(root-&gt;right, key);</text:p>
      <text:p text:style-name="P5">}</text:p>
      <text:p text:style-name="P13">// se a chave é igual à chave da raiz, então este é o nó para ser deletado</text:p>
      <text:p text:style-name="P5"><text:span text:style-name="T1">else</text:span>{</text:p>
      <text:p text:style-name="P13">// Nos com somente uma folha ou sem folhas</text:p>
      <text:p text:style-name="P5"><text:span text:style-name="T1">if</text:span> (root-&gt;left == NULL){</text:p>
      <text:p text:style-name="P5">Node* temp = root-&gt;right;</text:p>
      <text:p text:style-name="P5">free(root);</text:p>
      <text:p text:style-name="P5"><text:span text:style-name="T1">return</text:span> temp;</text:p>
      <text:p text:style-name="P5">}</text:p>
      <text:p text:style-name="P5"><text:span text:style-name="T1">else</text:span> <text:span text:style-name="T1">if</text:span>(root-&gt;right == NULL){</text:p>
      <text:p text:style-name="P5">Node* temp = root-&gt;left;</text:p>
      <text:p text:style-name="P5">free(root);</text:p>
      <text:p text:style-name="P5"><text:span text:style-name="T1">return</text:span> temp;</text:p>
      <text:p text:style-name="P5">}</text:p>
      <text:p text:style-name="P13">// nó com dois filhos: obtenha o sucessor inorder (menor na subárvore direita)</text:p>
      <text:p text:style-name="P5">Node* temp = minValueNode(root-&gt;right);</text:p>
      <text:p text:style-name="P13">// usa uma copua co conteudoo do sucessor inordem para este nó</text:p>
      <text:p text:style-name="P5">root-&gt;key = temp-&gt;key;</text:p>
      <text:p text:style-name="P13">// deleta o sucessor inordem </text:p>
      <text:p text:style-name="P5">root-&gt;right = deleteNode(root-&gt;right, temp-&gt;key);</text:p>
      <text:p text:style-name="P5">}</text:p>
      <text:p text:style-name="P5"><text:span text:style-name="T1">return</text:span> root;</text:p>
      <text:p text:style-name="P5">}</text:p>
      <text:p text:style-name="P19"/>
      <text:p text:style-name="P13">// quantidade de nós</text:p>
      <text:p text:style-name="P19"/>
      <text:p text:style-name="P5"><text:span text:style-name="T1">int</text:span> countNodes(Node* root) {</text:p>
      <text:p text:style-name="P19"/>
      <text:p text:style-name="P5"><text:span text:style-name="T1">if</text:span> (root == NULL) </text:p>
      <text:p text:style-name="P5"><text:span text:style-name="T1">return</text:span> <text:span text:style-name="T6">0</text:span>;</text:p>
      <text:p text:style-name="P5"><text:span text:style-name="T1">return</text:span> countNodes(root-&gt;left) + countNodes(root-&gt;right) + <text:span text:style-name="T6">1</text:span>;</text:p>
      <text:p text:style-name="P5">}</text:p>
      <text:p text:style-name="P19"/>
      <text:p text:style-name="P13">// altura </text:p>
      <text:p text:style-name="P19"/>
      <text:p text:style-name="P5"><text:span text:style-name="T1">int</text:span> height(Node* root){</text:p>
      <text:p text:style-name="P5"><text:span text:style-name="T1">int</text:span> u, v;</text:p>
      <text:p text:style-name="P5"><text:span text:style-name="T1">if</text:span>(root == NULL)</text:p>
      <text:p text:style-name="P5"><text:span text:style-name="T1">return</text:span> -<text:span text:style-name="T6">1</text:span>;</text:p>
      <text:p text:style-name="P5">u = height(root-&gt;left);</text:p>
      <text:p text:style-name="P5">v = height(root-&gt;right);</text:p>
      <text:p text:style-name="P5"><text:span text:style-name="T1">if</text:span> (u&gt;v)</text:p>
      <text:p text:style-name="P5"><text:span text:style-name="T1">return</text:span> u+<text:span text:style-name="T6">1</text:span>;</text:p>
      <text:p text:style-name="P5"><text:span text:style-name="T1">else</text:span> </text:p>
      <text:p text:style-name="P5"><text:span text:style-name="T1">return</text:span> v+<text:span text:style-name="T6">1</text:span>;</text:p>
      <text:p text:style-name="P5">}</text:p>
      <text:p text:style-name="P5"><text:span text:style-name="T1">int</text:span> height_v2(Node *root){</text:p>
      <text:p text:style-name="P5"><text:span text:style-name="T1">if</text:span> (root == NULL)</text:p>
      <text:p text:style-name="P5"><text:span text:style-name="T1">return</text:span> <text:span text:style-name="T6">0</text:span>;</text:p>
      <text:p text:style-name="P5"><text:span text:style-name="T1">int</text:span> height_left = height_v2(root-&gt;left);</text:p>
      <text:p text:style-name="P5"><text:span text:style-name="T1">int</text:span> height_right = height_v2(root-&gt;right);</text:p>
      <text:p text:style-name="P5"><text:span text:style-name="T1">if</text:span> (height_left &gt; height_right)</text:p>
      <text:p text:style-name="P5"><text:span text:style-name="T1">return</text:span> (height_left + <text:span text:style-name="T6">1</text:span>);</text:p>
      <text:p text:style-name="P23">else</text:p>
      <text:p text:style-name="P5"><text:span text:style-name="T1">return</text:span>(height_right + <text:span text:style-name="T6">1</text:span>);</text:p>
      <text:p text:style-name="P17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21409a" fo:font-size="15pt" officeooo:rsid="000750cc" officeooo:paragraph-rsid="000750cc" style:font-size-asian="15pt" style:font-size-complex="15pt"/>
    </style:style>
    <style:style style:name="MT1" style:family="text">
      <style:text-properties officeooo:rsid="0009021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ogo Akio Balboni Miyake – RA: 21048813 – PROVA C – AED I - <text:span text:style-name="MT1">UFABC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8:53:53.114077276</meta:creation-date>
    <dc:date>2020-06-19T20:26:00.775945073</dc:date>
    <meta:editing-duration>PT39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260" meta:word-count="925" meta:character-count="5595" meta:non-whitespace-character-count="4813"/>
  </office:meta>
</office:document-meta>
</file>